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01cm" style:type="center"/>
          <style:tab-stop style:position="12cm" style:type="center"/>
          <style:tab-stop style:position="18.99cm"/>
        </style:tab-stops>
      </style:paragraph-properties>
      <style:text-properties style:font-name="Arial" fo:font-size="72pt" style:font-size-asian="72pt" style:font-size-complex="72pt"/>
    </style:style>
    <style:style style:name="P2" style:family="paragraph" style:parent-style-name="Standard" style:master-page-name="Standard">
      <style:paragraph-properties>
        <style:tab-stops>
          <style:tab-stop style:position="4.001cm" style:type="center"/>
          <style:tab-stop style:position="12cm" style:type="center"/>
          <style:tab-stop style:position="18.99cm"/>
        </style:tab-stops>
      </style:paragraph-properties>
      <style:text-properties style:font-name="Arial" fo:font-size="72pt" style:font-size-asian="72pt" style:font-size-complex="72pt"/>
    </style:style>
    <style:style style:name="P3" style:family="paragraph" style:parent-style-name="Standard" style:master-page-name="Quer">
      <style:paragraph-properties>
        <style:tab-stops>
          <style:tab-stop style:position="4.001cm" style:type="center"/>
          <style:tab-stop style:position="12cm" style:type="center"/>
          <style:tab-stop style:position="18.99cm"/>
        </style:tab-stops>
      </style:paragraph-properties>
      <style:text-properties style:font-name="Arial" fo:font-size="72pt" style:font-size-asian="72pt" style:font-size-complex="72pt"/>
    </style:style>
    <style:style style:name="T1" style:family="text">
      <style:text-properties style:font-name="Arial" fo:font-size="72pt" style:font-size-asian="72pt" style:font-size-complex="7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1<text:tab/>2</text:p>
      <text:p text:style-name="P1"><text:tab/><text:tab/><text:tab/><text:tab/><text:tab/><text:tab/><text:tab/>3<text:tab/>4<text:tab/><text:tab/><text:tab/><text:tab/><text:span text:style-name="T1"><text:tab/>5<text:tab/>6</text:span></text:p>
      <text:p text:style-name="P3"><text:tab/>1<text:tab/>2<text:span text:style-name="T1"><text:tab/><text:tab/><text:tab/>3</text:span></text:p>
      <text:p text:style-name="P1"/>
      <text:p text:style-name="P1"/>
      <text:p text:style-name="P1"/>
      <text:p text:style-name="P1"><text:tab/>4<text:tab/>5<text:tab/><text:tab/><text:tab/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order="0.035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Quer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
  </meta:generator>
    <meta:creation-date>2008-04-20T19:26:27</meta:creation-date>
    <dc:date>2008-04-20T19:39:27</dc:date>
    <dc:language>de-DE</dc:language>
    <meta:editing-cycles>3</meta:editing-cycles>
    <meta:editing-duration>PT8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" meta:word-count="12" meta:character-count="38"/>
  </office:meta>
</office:document-meta>
</file>